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LETTask.ML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LETTask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ETTask.setCodebase( String code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ETTask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ETTask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ETTask.bindJmx( String objectName , String code , String arg0 , List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LETTask.setArchive( String arch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ETTask.getMBeanServ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LETTask.addArg( Ar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ETTask.setModeler( boolean mode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ETTask.addAttribute( JmxSe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LET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